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2" svg:font-family="Arial" style:font-family-generic="swiss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63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4.969cm" fo:break-before="auto" style:use-optimal-row-height="true"/>
    </style:style>
    <style:style style:name="ro5" style:family="table-row">
      <style:table-row-properties style:row-height="3.621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font-name="Arial2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/>
          <table:table-cell office:value-type="string">
            <text:p>Expected</text:p>
          </table:table-cell>
          <table:table-cell office:value-type="string">
            <text:p>Result</text:p>
          </table:table-cell>
          <table:table-cell office:value-type="string">
            <text:p>Valida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est arithmétique et logiqu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f (1 &amp;&amp; 1)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1 &amp;&amp; 0)</text:p>
          </table:table-cell>
          <table:table-cell table:number-columns-repeated="2" office:value-type="string">
            <text:p>nok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0 &amp;&amp; 0)</text:p>
          </table:table-cell>
          <table:table-cell table:number-columns-repeated="2" office:value-type="string">
            <text:p>nok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0 || 0)</text:p>
          </table:table-cell>
          <table:table-cell table:number-columns-repeated="2" office:value-type="string">
            <text:p>nok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1 || 0)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1 || 1)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 1 + 2;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 - 5;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4 - 3;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0 - 3;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0 + 3;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0 / 0;</text:p>
          </table:table-cell>
          <table:table-cell table:number-columns-repeated="3" office:value-type="string">
            <text:p>ok</text:p>
          </table:table-cell>
          <table:table-cell office:value-type="string">
            <text:p>Compil mais produit une erreur lors de l'exécution, normal il me sembl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10 / 2;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formula="of:=+-3-3" office:value-type="float" office:value="-6">
            <text:p>-6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 table:number-rows-repeated="7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<text:span text:style-name="T1">Test comparisons</text:span> (tests effectué dans un if, normalement pas de soucis avec les while, else if...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f (3 &lt; 4)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4 &lt; 3)</text:p>
          </table:table-cell>
          <table:table-cell table:number-columns-repeated="2" office:value-type="string">
            <text:p>nok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4 &lt; 4)</text:p>
          </table:table-cell>
          <table:table-cell table:number-columns-repeated="2" office:value-type="string">
            <text:p>nok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-4 &lt; 1)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4 &gt; 3)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3 &gt; 4)</text:p>
          </table:table-cell>
          <table:table-cell table:number-columns-repeated="2" office:value-type="string">
            <text:p>nok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4 &gt; 4)</text:p>
          </table:table-cell>
          <table:table-cell table:number-columns-repeated="2" office:value-type="string">
            <text:p>nok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4 == 4)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-4 == -4)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f (3 == 2)</text:p>
          </table:table-cell>
          <table:table-cell table:number-columns-repeated="2" office:value-type="string">
            <text:p>nok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string">
            <text:p>Test boucle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hile (a &lt; 4) {a = a + 1;    }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2" office:value-type="string">
            <text:p>Test déclaration / affectation</text:p>
          </table:table-cell>
          <table:table-cell table:number-columns-repeated="1023"/>
        </table:table-row>
        <table:table-row table:style-name="ro1">
          <table:table-cell office:value-type="string">
            <text:p>int a ; int a ;</text:p>
          </table:table-cell>
          <table:table-cell table:number-columns-repeated="2" office:value-type="string">
            <text:p>nok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nt a;    a = 0;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nt b;    while (1) {        int b;    }</text:p>
          </table:table-cell>
          <table:table-cell office:value-type="string">
            <text:p>ok</text:p>
          </table:table-cell>
          <table:table-cell office:value-type="string">
            <text:p>nok</text:p>
          </table:table-cell>
          <table:table-cell office:value-type="string">
            <text:p>???</text:p>
          </table:table-cell>
          <table:table-cell office:value-type="string">
            <text:p>Normal ou les deux variables ne sont pas dans le même bloc et la déclaration devrait pouvoir se faire ?</text:p>
          </table:table-cell>
          <table:table-cell table:number-columns-repeated="1019"/>
        </table:table-row>
        <table:table-row table:style-name="ro1">
          <table:table-cell office:value-type="string">
            <text:p>int main (int a) { int i; for (i =0;i&lt;10;i=i+1){int a;a=i;}</text:p>
          </table:table-cell>
          <table:table-cell table:number-columns-repeated="2" office:value-type="string">
            <text:p>nok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>
            <text:p><text:s text:c="3"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3"/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Imbrication de condition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    If (1 == 2) { debug 1;}  else if (1 == 2) { debug 2; } else { debug 3; }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    if (2 == 2) {        debug 1;    }    else if (1 == 2) {        debug 2;    }    else {        debug 3;    }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    if (1 == 2) {        debug 1;    }    else if (2 == 2) {        debug 2;    }    else {        debug 3;    }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>
            <text:p>Test ponteur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    int t;    *t = 5;    debug *t; 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4">
          <table:table-cell office:value-type="string">
            <text:p><text:s text:c="4"/>int t;</text:p>
            <text:p><text:s text:c="4"/>int i;</text:p>
            <text:p><text:s text:c="4"/>i = 0;</text:p>
            <text:p/>
            <text:p><text:s text:c="4"/>for (i = 0; i &lt; 4; i = i + 1) {</text:p>
            <text:p><text:s text:c="8"/>t[i] = i;</text:p>
            <text:p><text:s text:c="4"/>}</text:p>
            <text:p/>
            <text:p><text:s text:c="4"/>for (i = 0; i &lt; 4; i = i + 1) {</text:p>
            <text:p><text:s text:c="8"/>debug t[i];</text:p>
            <text:p><text:s text:c="4"/>}</text:p>
          </table:table-cell>
          <table:table-cell office:value-type="string">
            <text:p>0 1 2 3</text:p>
          </table:table-cell>
          <table:table-cell office:value-type="string">
            <text:p>3 3 3 3</text:p>
          </table:table-cell>
          <table:table-cell office:value-type="string">
            <text:p>NOK</text:p>
          </table:table-cell>
          <table:table-cell table:number-columns-repeated="1020"/>
        </table:table-row>
        <table:table-row table:style-name="ro5">
          <table:table-cell office:value-type="string">
            <text:p><text:s text:c="4"/>int t;</text:p>
            <text:p><text:s text:c="4"/>int i;</text:p>
            <text:p><text:s text:c="4"/>i = 0;</text:p>
            <text:p/>
            <text:p><text:s text:c="4"/>for (i = 0; i &lt; 4; i = i + 1) {</text:p>
            <text:p><text:s text:c="8"/>t[i] = i;</text:p>
            <text:p><text:s text:c="8"/>debug t[i];</text:p>
            <text:p><text:s text:c="4"/>}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4">
          <table:table-cell office:value-type="string">
            <text:p><text:s text:c="4"/>int t;</text:p>
            <text:p><text:s text:c="4"/>int i;</text:p>
            <text:p><text:s text:c="4"/>i = 0;</text:p>
            <text:p/>
            <text:p><text:s text:c="4"/>for (i = 0; i &lt; 4; i = i + 1) {</text:p>
            <text:p><text:s text:c="8"/>t[i] = i;</text:p>
            <text:p><text:s text:c="4"/>}</text:p>
            <text:p/>
            <text:p><text:s text:c="4"/>for (i = 0; i &lt; 4; i = i + 1) {</text:p>
            <text:p><text:s text:c="8"/>debug t[i];</text:p>
            <text:p><text:s text:c="4"/>}</text:p>
          </table:table-cell>
          <table:table-cell office:value-type="string">
            <text:p>???</text:p>
          </table:table-cell>
          <table:table-cell office:value-type="string">
            <text:p>3 3 3 3</text:p>
          </table:table-cell>
          <table:table-cell office:value-type="string">
            <text:p>OK ? </text:p>
          </table:table-cell>
          <table:table-cell office:value-type="string">
            <text:p>Je crois que puique le tableau est dans la boucle for, à la fin de celle-ci les valeurs contenu dans le tableau sont supprimées ? Donc comportement normal ?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    int t;    int i;    i = 3;    t[0] = i;    debug t[0]; </text:p>
          </table:table-cell>
          <table:table-cell table:number-columns-repeated="3" office:value-type="string">
            <text:p>ok</text:p>
          </table:table-cell>
          <table:table-cell table:number-columns-repeated="102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ce1"/>
        <table:table-column table:style-name="co3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2" table:default-cell-style-name="ce1"/>
        <table:table-column table:style-name="co3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2" svg:font-family="Arial" style:font-family-generic="swiss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8">08/10/2023</text:date>, <text:time>13:0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23-09-26T15:53:59Z</meta:creation-date>
    <dc:date>2023-10-08T13:09:11.16</dc:date>
    <meta:editing-cycles>83</meta:editing-cycles>
    <meta:editing-duration>PT4H37M22S</meta:editing-duration>
    <meta:document-statistic meta:table-count="3" meta:cell-count="162" meta:object-count="0"/>
  </office:meta>
</office:document-meta>
</file>